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 style:list-style-name="L8">
      <style:paragraph-properties fo:text-align="start" style:justify-single-word="false"/>
    </style:style>
    <style:style style:name="P10" style:family="paragraph" style:parent-style-name="Standard" style:list-style-name="L9">
      <style:paragraph-properties fo:text-align="start" style:justify-single-word="false"/>
    </style:style>
    <style:style style:name="P11" style:family="paragraph" style:parent-style-name="Standard" style:list-style-name="L10">
      <style:paragraph-properties fo:text-align="start" style:justify-single-word="false"/>
    </style:style>
    <style:style style:name="P12" style:family="paragraph" style:parent-style-name="Standard" style:list-style-name="L11">
      <style:paragraph-properties fo:text-align="start" style:justify-single-word="false"/>
    </style:style>
    <style:style style:name="P13" style:family="paragraph" style:parent-style-name="Standard" style:list-style-name="L12">
      <style:paragraph-properties fo:text-align="start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e 29 mars 2014</text:p>
      <text:p text:style-name="P14">Salle A 200</text:p>
      <text:p text:style-name="P14"/>
      <text:p text:style-name="P1">« Données associées »</text:p>
      <text:p text:style-name="P1"/>
      <text:p text:style-name="P1"/>
      <text:p text:style-name="P2"><text:tab/>Ce document compile les différentes données qui vont être demandées par le site, ainsi que celles qui vont être envoyées par celui-ci ; et ce pour chaque page du site. Chaque page de ce document contient la liste des rubriques de chaque du site, avec, classées par « <text:span text:style-name="T1">Données demandées </text:span><text:span text:style-name="T2">» et « </text:span><text:span text:style-name="T1">Données envoyées </text:span><text:span text:style-name="T2">», les données associées à chaque rubrique.</text:span></text:p>
      <text:p text:style-name="P2"/>
      <text:p text:style-name="P2"/>
      <text:p text:style-name="P2"><text:tab/>Liste des pages :</text:p>
      <text:p text:style-name="P2"/>
      <text:list xml:id="list1519255038" text:style-name="L2">
        <text:list-item>
          <text:list>
            <text:list-item>
              <text:p text:style-name="P3">Accueil</text:p>
            </text:list-item>
            <text:list-item>
              <text:p text:style-name="P3">Liste des projets</text:p>
            </text:list-item>
            <text:list-item>
              <text:p text:style-name="P3">Interface « <text:span text:style-name="T1">Donateur</text:span> »</text:p>
            </text:list-item>
            <text:list-item>
              <text:p text:style-name="P3">Interface « <text:span text:style-name="T1">Entrepreneur </text:span><text:span text:style-name="T2">»</text:span></text:p>
            </text:list-item>
            <text:list-item>
              <text:p text:style-name="P3"><text:span text:style-name="T2">Inscription « </text:span><text:span text:style-name="T1">Donateur </text:span><text:span text:style-name="T2">» </text:span><text:span text:style-name="T1">#1</text:span></text:p>
            </text:list-item>
            <text:list-item>
              <text:p text:style-name="P3"><text:span text:style-name="T2">Inscription « </text:span><text:span text:style-name="T1">Donateur </text:span><text:span text:style-name="T2">» </text:span><text:span text:style-name="T1">#2</text:span></text:p>
            </text:list-item>
            <text:list-item>
              <text:p text:style-name="P3"><text:span text:style-name="T2">Inscription « </text:span><text:span text:style-name="T1">Entrepreneur </text:span><text:span text:style-name="T2">» </text:span><text:span text:style-name="T1">#1</text:span></text:p>
            </text:list-item>
            <text:list-item>
              <text:p text:style-name="P3"><text:span text:style-name="T2">Inscription « </text:span><text:span text:style-name="T1">Entrepreneur </text:span><text:span text:style-name="T2">» </text:span><text:span text:style-name="T1">#2</text:span>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15"><text:span text:style-name="T1">Page accueil :</text:span></text:p>
      <text:p text:style-name="P1"><text:span text:style-name="T2"/></text:p>
      <text:p text:style-name="P1"><text:span text:style-name="T2"/></text:p>
      <text:p text:style-name="P2"><text:span text:style-name="T2"><text:tab/>Cette page comporte les rubriques suivantes :</text:span></text:p>
      <text:p text:style-name="P2"><text:span text:style-name="T2"/></text:p>
      <text:list xml:id="list495334666" text:style-name="L3">
        <text:list-item>
          <text:p text:style-name="P4"><text:span text:style-name="T2">Interface donateur</text:span></text:p>
        </text:list-item>
        <text:list-item>
          <text:p text:style-name="P4"><text:span text:style-name="T2">« </text:span><text:span text:style-name="T1">Liste des projets </text:span><text:span text:style-name="T2">»</text:span></text:p>
        </text:list-item>
        <text:list-item>
          <text:p text:style-name="P4"><text:span text:style-name="T2">Interface entrepreneur</text:span></text:p>
        </text:list-item>
      </text:list>
      <text:p text:style-name="P2"><text:span text:style-name="T2"/></text:p>
      <text:p text:style-name="P2"><text:span text:style-name="T2"/></text:p>
      <text:p text:style-name="P1"><text:span text:style-name="T2"><text:tab/>Interface donateur :</text:span></text:p>
      <text:p text:style-name="P1"><text:span text:style-name="T2"/></text:p>
      <text:p text:style-name="P1"><text:span text:style-name="T2"/></text:p>
      <text:p text:style-name="P2"><text:span text:style-name="T2"><text:tab/>Données demandées :</text:span></text:p>
      <text:p text:style-name="P2"><text:span text:style-name="T2"/></text:p>
      <text:list xml:id="list41550807" text:style-name="L4">
        <text:list-item>
          <text:p text:style-name="P5"><text:span text:style-name="T2">Nom utilisateur (caractère alphanumériques)</text:span></text:p>
        </text:list-item>
        <text:list-item>
          <text:p text:style-name="P5"><text:span text:style-name="T2">Mot de passe utilisateur (caractères alphanumériques + symboles)</text:span></text:p>
        </text:list-item>
        <text:list-item>
          <text:p text:style-name="P5"><text:span text:style-name="T2">Pression du bouton « Connexion », une fois les deux champs ci-dessus complétés</text:span></text:p>
        </text:list-item>
      </text:list>
      <text:p text:style-name="P2"><text:span text:style-name="T2"/></text:p>
      <text:p text:style-name="P2"><text:span text:style-name="T2"><text:tab/>Données envoyées :</text:span></text:p>
      <text:p text:style-name="P2"><text:span text:style-name="T2"/></text:p>
      <text:list xml:id="list509716347" text:style-name="L5">
        <text:list-item>
          <text:p text:style-name="P6"><text:span text:style-name="T2">Renvoi vers la page « </text:span><text:span text:style-name="T1">Interface donateur </text:span><text:span text:style-name="T2">», sur le compte de l'utilisateur</text:span></text:p>
        </text:list-item>
        <text:list-item>
          <text:p text:style-name="P6"><text:span text:style-name="T2">« </text:span><text:span text:style-name="T1">Verrouillage majuscule actif </text:span><text:span text:style-name="T2">» si la touche </text:span><text:span text:style-name="T1">CAPS LOCK</text:span><text:span text:style-name="T2"> est active, durant la saisie du mot de passe</text:span></text:p>
        </text:list-item>
        <text:list-item>
          <text:p text:style-name="P6"><text:span text:style-name="T2">Aucun renvoi, si absence de clic sur le bouton « </text:span><text:span text:style-name="T1">Connexion </text:span><text:span text:style-name="T2">» ou si page chargée depuis plus de 2 minutes</text:span></text:p>
        </text:list-item>
        <text:list-item>
          <text:p text:style-name="P6"><text:span text:style-name="T2">Défilement d'informations dans le cadre du bas appelé « </text:span><text:span text:style-name="T1">Photo </text:span><text:span text:style-name="T2">» : photo enthousiaste, statistiques du site, publicité</text:span></text:p>
        </text:list-item>
      </text:list>
      <text:p text:style-name="P2"><text:span text:style-name="T2"/></text:p>
      <text:p text:style-name="P2"><text:span text:style-name="T2"/></text:p>
      <text:p text:style-name="P1"><text:span text:style-name="T2">« </text:span><text:span text:style-name="T1">Liste des projets </text:span><text:span text:style-name="T2">» :</text:span></text:p>
      <text:p text:style-name="P1"><text:span text:style-name="T2"/></text:p>
      <text:p text:style-name="P1"><text:span text:style-name="T2"/></text:p>
      <text:p text:style-name="P2"><text:span text:style-name="T2"><text:tab/>Données demandées :</text:span></text:p>
      <text:p text:style-name="P2"><text:span text:style-name="T2"/></text:p>
      <text:list xml:id="list397436178" text:style-name="L6">
        <text:list-item>
          <text:p text:style-name="P7"><text:span text:style-name="T2">Action de l'utilisateur : clic sur un ensemble « </text:span><text:span text:style-name="T1">Image + texte projet x </text:span><text:span text:style-name="T2">»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><text:tab/>Données envoyées :</text:span></text:p>
      <text:p text:style-name="P2"><text:span text:style-name="T2"/></text:p>
      <text:list xml:id="list96056157" text:style-name="L7">
        <text:list-item>
          <text:p text:style-name="P8"><text:span text:style-name="T2">Renvoi vers la page « </text:span><text:span text:style-name="T1">Liste des projets </text:span><text:span text:style-name="T2">»</text:span></text:p>
        </text:list-item>
        <text:list-item>
          <text:p text:style-name="P8"><text:span text:style-name="T2">Aucune, si absence de clic</text:span></text:p>
        </text:list-item>
      </text:list>
      <text:p text:style-name="P2"><text:span text:style-name="T2"/></text:p>
      <text:p text:style-name="P2"><text:span text:style-name="T2"/></text:p>
      <text:p text:style-name="P1"><text:span text:style-name="T2">Interface donateur :</text:span></text:p>
      <text:p text:style-name="P1"><text:span text:style-name="T2"/></text:p>
      <text:p text:style-name="P1"><text:span text:style-name="T2"/></text:p>
      <text:p text:style-name="P2"><text:span text:style-name="T2"><text:tab/>Données demandées :</text:span></text:p>
      <text:p text:style-name="P2"><text:span text:style-name="T2"/></text:p>
      <text:list xml:id="list968890826" text:style-name="L8">
        <text:list-item>
          <text:p text:style-name="P9"><text:span text:style-name="T2">Nom d'utilisateur (caractères alphanumériques)</text:span></text:p>
        </text:list-item>
        <text:list-item>
          <text:p text:style-name="P9"><text:span text:style-name="T2">Mot de passe utilisateur (caractères alphanumériques + symboles)</text:span></text:p>
        </text:list-item>
        <text:list-item>
          <text:p text:style-name="P9"><text:soft-page-break/><text:span text:style-name="T2">« </text:span><text:span text:style-name="T1">Verrouillage majuscule actif </text:span><text:span text:style-name="T2">» si la touche </text:span><text:span text:style-name="T1">CAPS LOCK</text:span><text:span text:style-name="T2"> est active, durant la saisie du mot de passe</text:span></text:p>
        </text:list-item>
        <text:list-item>
          <text:p text:style-name="P9"><text:span text:style-name="T2">Pression du bouton « </text:span><text:span text:style-name="T1">Connexion </text:span><text:span text:style-name="T2">», une fois les deux champs ci-dessus complétés</text:span></text:p>
        </text:list-item>
      </text:list>
      <text:p text:style-name="P2"><text:span text:style-name="T2"/></text:p>
      <text:p text:style-name="P2"><text:span text:style-name="T2"><text:tab/>Données envoyées :</text:span></text:p>
      <text:p text:style-name="P2"><text:span text:style-name="T2"/></text:p>
      <text:list xml:id="list2023808632" text:style-name="L9">
        <text:list-item>
          <text:p text:style-name="P10"><text:span text:style-name="T2">Renvoi vers la page « </text:span><text:span text:style-name="T1">Interface entrepreneur </text:span><text:span text:style-name="T2">», sur le compte de l'utilisateur</text:span></text:p>
        </text:list-item>
        <text:list-item>
          <text:p text:style-name="P10"><text:span text:style-name="T2">Aucun renvoi, si absence de clic sur le bouton « </text:span><text:span text:style-name="T1">Connexion </text:span><text:span text:style-name="T2">», ou si page chargée depuis plus de 2 minutes</text:span></text:p>
        </text:list-item>
        <text:list-item>
          <text:p text:style-name="P10"><text:span text:style-name="T2">Défilement d'informations dans le cadre du bas appelé « </text:span><text:span text:style-name="T1">Photo </text:span><text:span text:style-name="T2">» : photo enthousiaste, statistiques du site, publicité</text:span></text:p>
        </text:list-item>
      </text:list>
      <text:p text:style-name="P2"><text:span text:style-name="T2"/></text:p>
      <text:p text:style-name="P2"><text:span text:style-name="T2"/></text:p>
      <text:p text:style-name="P15"><text:span text:style-name="T2">Liste des projets</text:span></text:p>
      <text:p text:style-name="P1"><text:span text:style-name="T2"/></text:p>
      <text:p text:style-name="P1"><text:span text:style-name="T2"/></text:p>
      <text:p text:style-name="P2"><text:span text:style-name="T2"><text:tab/>Cette page contient quatre rubriques toutes identiques, que l'on résumera ainsi :</text:span></text:p>
      <text:p text:style-name="P2"><text:span text:style-name="T2"/></text:p>
      <text:p text:style-name="P2"><text:span text:style-name="T2"/></text:p>
      <text:list xml:id="list1976526540" text:style-name="L10">
        <text:list-item>
          <text:p text:style-name="P11"><text:span text:style-name="T2">Projet A</text:span></text:p>
        </text:list-item>
        <text:list-item>
          <text:p text:style-name="P11"><text:span text:style-name="T2">Projet B</text:span></text:p>
        </text:list-item>
        <text:list-item>
          <text:p text:style-name="P11"><text:span text:style-name="T2">Projet C</text:span></text:p>
        </text:list-item>
        <text:list-item>
          <text:p text:style-name="P11"><text:span text:style-name="T2">Projet D</text:span></text:p>
        </text:list-item>
      </text:list>
      <text:p text:style-name="P2"><text:span text:style-name="T2"/></text:p>
      <text:p text:style-name="P2"><text:span text:style-name="T2"/></text:p>
      <text:p text:style-name="P1"><text:span text:style-name="T2">Projet </text:span><text:span text:style-name="T1">X </text:span><text:span text:style-name="T2">:</text:span></text:p>
      <text:p text:style-name="P1"><text:span text:style-name="T2"/></text:p>
      <text:p text:style-name="P1"><text:span text:style-name="T2"/></text:p>
      <text:p text:style-name="P2"><text:span text:style-name="T2"><text:tab/>Données demandées :</text:span></text:p>
      <text:p text:style-name="P2"><text:span text:style-name="T2"/></text:p>
      <text:p text:style-name="P2"><text:span text:style-name="T2"/></text:p>
      <text:list xml:id="list668548294" text:style-name="L11">
        <text:list-item>
          <text:p text:style-name="P12"><text:span text:style-name="T2">Valeur chiffrée d'un investissement (caractères numériques)</text:span></text:p>
        </text:list-item>
        <text:list-item>
          <text:p text:style-name="P12"><text:span text:style-name="T2">Confirmation de la demande d'investissement (case « </text:span><text:span text:style-name="T1">Confirmer </text:span><text:span text:style-name="T2">» cochée)</text:span></text:p>
        </text:list-item>
        <text:list-item>
          <text:p text:style-name="P12"><text:span text:style-name="T2">Pression du bouton « </text:span><text:span text:style-name="T1">Investir </text:span><text:span text:style-name="T2">», une fois les champs ci-dessus complétés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><text:tab/>Données envoyées :</text:span></text:p>
      <text:p text:style-name="P2"><text:span text:style-name="T2"/></text:p>
      <text:p text:style-name="P2"><text:span text:style-name="T2"/></text:p>
      <text:list xml:id="list407257560" text:style-name="L12">
        <text:list-item>
          <text:p text:style-name="P13"><text:span text:style-name="T2">Si les champs ci-dessus tous complétés, afficher le message « </text:span><text:span text:style-name="T1">Félicitations ! </text:span><text:span text:style-name="T2">»</text:span></text:p>
        </text:list-item>
        <text:list-item>
          <text:p text:style-name="P13"><text:span text:style-name="T2">Si la confirmation est remplie, dégriser le bouton « </text:span><text:span text:style-name="T1">Investir </text:span><text:span text:style-name="T2">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N User</meta:initial-creator>
    <meta:creation-date>2014-03-29T08:52:49</meta:creation-date>
    <dc:date>2014-03-29T09:20:03</dc:date>
    <dc:creator>ISN User</dc:creator>
    <meta:editing-duration>PT22M20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4" meta:paragraph-count="58" meta:word-count="500" meta:character-count="2777" meta:non-whitespace-character-count="2359"/>
  </office:meta>
</office:document-meta>
</file>